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Helvetica, Arial, sans-serif, 'Apple Color Emoji', 'Segoe UI Emoji'" style:font-charset="x-symbol"/>
  </office:font-face-decls>
  <office:automatic-styles>
    <style:style style:name="T1" style:family="text">
      <style:text-properties fo:font-variant="normal" fo:text-transform="none" style:text-line-through-style="none" style:text-line-through-type="none" style:font-name="apple-system" fo:font-size="9.05000019073486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style:font-name="apple-system" fo:font-size="9.05000019073486pt" fo:letter-spacing="normal" fo:font-style="normal" fo:font-weight="normal"/>
    </style:style>
    <style:style style:name="T3" style:family="text">
      <style:text-properties fo:font-variant="normal" fo:text-transform="none" style:font-name="apple-system" fo:font-size="9.05000019073486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3">https://yohannpayet.github.io/Reservia.html</text:span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Helvetica, Arial, sans-serif, 'Apple Color Emoji', 'Segoe UI Emoji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3T20:25:32.991724531</meta:creation-date>
    <dc:date>2021-10-03T20:26:29.078677341</dc:date>
    <meta:editing-duration>PT56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2.0.4$MacOSX_X86_64 LibreOffice_project/9a9c6381e3f7a62afc1329bd359cc48accb6435b</meta:generator>
  </office:meta>
</office:document-meta>
</file>